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co8" style:family="table-column">
      <style:table-column-properties fo:break-before="auto" style:column-width="72.71mm"/>
    </style:style>
    <style:style style:name="co9" style:family="table-column">
      <style:table-column-properties fo:break-before="auto" style:column-width="23.41mm"/>
    </style:style>
    <style:style style:name="co10" style:family="table-column">
      <style:table-column-properties fo:break-before="auto" style:column-width="57.4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4" style:family="table-cell" style:parent-style-name="Default">
      <style:text-properties style:font-name="Liberation Sans" style:font-name-asian="Noto Sans CJK SC Regular" style:font-name-complex="FreeSans"/>
    </style:style>
    <style:style style:name="ce5" style:family="table-cell" style:parent-style-name="Default" style:data-style-name="N36"/>
    <style:style style:name="ce6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7" style:family="table-cell" style:parent-style-name="Default" style:data-style-name="N84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4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4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944" calcext:value-type="float">
            <text:p>-49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formula="of:=SUM([.B4:.C4])" office:value-type="float" office:value="2822" calcext:value-type="float">
            <text:p>2822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97" calcext:value-type="float">
            <text:p>5197</text:p>
          </table:table-cell>
          <table:table-cell office:value-type="float" office:value="-5844" calcext:value-type="float">
            <text:p>-5844</text:p>
          </table:table-cell>
          <table:table-cell table:style-name="Default" office:value-type="float" office:value="-647" calcext:value-type="float">
            <text:p>-64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5])" office:value-type="float" office:value="-986" calcext:value-type="float">
            <text:p>-986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4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4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4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1">
          <table:table-cell table:number-columns-repeated="3"/>
          <table:table-cell table:style-name="ce6" table:formula="of:=SUM([.C57:.C67])" office:value-type="float" office:value="381.64" calcext:value-type="float">
            <text:p>381.6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1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1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/>
          <table:table-cell table:formula="of:=SUM([.C3:.C8])" office:value-type="float" office:value="2600" calcext:value-type="float">
            <text:p>2600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12:.C39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3"/>
          <table:table-cell table:style-name="ce5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43:.C65])" office:value-type="float" office:value="1101.26" calcext:value-type="float">
            <text:p>1101.2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73:.C80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table:style-name="ce4" table:formula="of:=SUM([.C83:.C87])" office:value-type="float" office:value="350" calcext:value-type="float">
            <text:p>350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formula="of:=SUM([.C92:.C103])" office:value-type="float" office:value="228.1" calcext:value-type="float">
            <text:p>228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105])" office:value-type="float" office:value="5197.32" calcext:value-type="float">
            <text:p>5197.32</text:p>
          </table:table-cell>
          <table:table-cell table:formula="of:=SUM([.D1:.D105])" office:value-type="float" office:value="5197.32" calcext:value-type="float">
            <text:p>5197.3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0:.C125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106];[.D126])" office:value-type="float" office:value="-646.81" calcext:value-type="float">
            <text:p>-646.81</text:p>
          </table:table-cell>
          <table:table-cell table:number-columns-repeated="3"/>
        </table:table-row>
      </table:table>
      <table:table table:name="expenses-2020" table:style-name="ta1"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ayments, reimbusement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5"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 ocean</text:p>
          </table:table-cell>
          <table:table-cell table:style-name="ce7"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e Geek recycling</text:p>
          </table:table-cell>
          <table:table-cell table:style-name="ce5"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al ebay tele-source payphone</text:p>
          </table:table-cell>
          <table:table-cell table:style-name="ce7"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esel fuel prints stickers</text:p>
          </table:table-cell>
          <table:table-cell table:style-name="ce5"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ky horseshoe – editing session food</text:p>
          </table:table-cell>
          <table:table-cell table:style-name="ce5"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S – ypsi test equipment</text:p>
          </table:table-cell>
          <table:table-cell table:style-name="ce5"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5"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et 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9">0000-00-00</text:date>, <text:time style:data-style-name="N2" text:time-value="20:52:30.260501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9T20:58:33.875844077</dc:date>
    <meta:editing-duration>P2DT58M36S</meta:editing-duration>
    <meta:editing-cycles>269</meta:editing-cycles>
    <meta:generator>LibreOffice/6.0.7.3$Linux_X86_64 LibreOffice_project/00m0$Build-3</meta:generator>
    <meta:document-statistic meta:table-count="6" meta:cell-count="946" meta:object-count="0"/>
  </office:meta>
</office:document-meta>
</file>